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2" style:family="paragraph" style:parent-style-name="Standard">
      <style:paragraph-properties fo:text-align="start" style:justify-single-word="false"/>
      <style:text-properties style:font-name="Times New Roman" fo:font-size="12pt" fo:font-style="normal" style:text-underline-style="none" style:font-size-asian="12pt" style:font-style-asian="normal" style:font-size-complex="12pt" style:font-style-complex="normal"/>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2pt" fo:font-style="normal" style:text-underline-style="none" style:font-size-asian="12pt" style:font-style-asian="normal" style:font-size-complex="12pt" style:font-style-complex="normal"/>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font-style="normal" style:text-underline-style="none" style:font-size-asian="12pt" style:font-style-asian="normal" style:font-size-complex="12pt" style:font-style-complex="normal"/>
    </style:style>
    <style:style style:name="P8" style:family="paragraph" style:parent-style-name="Table_20_Contents">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T1" style:family="text">
      <style:text-properties style:font-name="Times New Roman" fo:font-size="12pt" fo:font-style="normal" style:text-underline-style="none" style:font-size-asian="12pt" style:font-style-asian="normal" style:font-size-complex="12pt" style:font-style-complex="normal"/>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nexe au compte rendu d’activités</text:p>
      <text:p text:style-name="P4">de Michaël Ory</text:p>
      <text:p text:style-name="P4">du 01/06/2013 au 30/06/2013</text:p>
      <text:p text:style-name="P1"/>
      <text:p text:style-name="P1"/>
      <text:p text:style-name="P3"/>
      <text:p text:style-name="P2">Conception et implémentation de la fonctionnalité de suppression des Generic automatiques sans dépendances (pour rappel un automatique est un Generic créer par GS).</text:p>
      <text:p text:style-name="P5"/>
      <text:p text:style-name="P5">Suppression du Cache en paramètre des méthodes et mise en place de la pile pour conserver le Cache courant. Si GS fonctionne en JEE (module cdi) le Cache courant est récupéré dans la session.</text:p>
      <text:p text:style-name="P5">Cette fonctionnalité est possible grâce à la méthode getCacheLocal de Factory.</text:p>
      <text:p text:style-name="P5"/>
      <text:p text:style-name="P5">Contrairement en mode SE ou il faut instancier manuellement le Cache et Engine :</text:p>
      <table:table table:name="Tableau1" table:style-name="Tableau1">
        <table:table-column table:style-name="Tableau1.A"/>
        <table:table-row>
          <table:table-cell table:style-name="Tableau1.A1" office:value-type="string">
            <text:p text:style-name="P8">GenericSystem.<text:span text:style-name="T2">newCacheOnANewInMemoryEngine</text:span>().start();</text:p>
          </table:table-cell>
        </table:table-row>
      </table:table>
      <text:p text:style-name="P5"/>
      <text:p text:style-name="P5">En mode JEE la construction du Cache et d'Engine est déléguer à Weld.</text:p>
      <text:p text:style-name="P5">Ceci permet notamment de spécialiser la factory et donc de gérer correctement la récupération du Cache courant. </text:p>
      <text:p text:style-name="P5"/>
      <text:p text:style-name="P5">Refonte de la vérification des contraintes : désormais elle ne sont que vérifiées dans le Cache (les contraintes ne peuvent pas être enfreintes dans le Cache centralisé).</text:p>
      <text:p text:style-name="P5">Suite à l'évolution ci-dessus :</text:p>
      <text:p text:style-name="P5"><text:tab/>Refonte des classes CacheImpl, Transaction et AbstractContext.</text:p>
      <text:p text:style-name="P5"/>
      <text:p text:style-name="P5">Désormais les Snapshot implémentes l'interface List.</text:p>
      <text:p text:style-name="P5"/>
      <text:p text:style-name="P5">Optimisation des contraintes :</text:p>
      <text:list xml:id="list690891249" text:style-name="L1">
        <text:list-item>
          <text:p text:style-name="P6"><text:span text:style-name="T1">Redéfinition de la méthode keySet,</text:span></text:p>
        </text:list-item>
        <text:list-item>
          <text:p text:style-name="P6"><text:span text:style-name="T1">Modification de la méthode put afin de gérer la fantômisation des nœuds (inspiration de la méthode setHolder).</text:span></text:p>
        </text:list-item>
      </text:list>
      <text:p text:style-name="P5"/>
      <text:p text:style-name="P5">Mise en place des test unitaire sur la mise en place de Map personnel. La conception de la Map laisse la possibilité à l'utilisateur d'étendre « l'implémentation » standard. Implémentation est entre guillemet car il s'agit en fait d'un paramétrage statique.</text:p>
      <text:p text:style-name="P5"/>
      <text:p text:style-name="P5">Résolution de l'anomalie sur la méthode getSubType, désormais cette dernière fonctionne pour les prim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3-07-26T16:04:59</dc:date>
    <meta:editing-duration>P9DT15H59M41S</meta:editing-duration>
    <meta:editing-cycles>87</meta:editing-cycles>
    <meta:generator>LibreOffice/3.5$Linux_X86_64 LibreOffice_project/350m1$Build-2</meta:generator>
    <meta:print-date>2013-02-18T15:51:21</meta:print-date>
    <meta:document-statistic meta:table-count="1" meta:image-count="0" meta:object-count="0" meta:page-count="1" meta:paragraph-count="19" meta:word-count="253" meta:character-count="1678" meta:non-whitespace-character-count="1444"/>
  </office:meta>
</office:document-meta>
</file>